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Noto 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vertical-align="bottom" draw:auto-grow-height="false" draw:fit-to-size="shrink-to-fit" fo:min-height="0pt" fo:min-width="0pt" fo:padding-top="3.6pt" fo:padding-bottom="3.6pt" fo:padding-left="7.2pt" fo:padding-right="7.2pt" fo:wrap-option="wrap"/>
    </style:style>
    <style:style style:name="gr3" style:family="graphic">
      <style:graphic-properties draw:stroke="none" svg:stroke-width="0pt" draw:fill="none" draw:textarea-vertical-align="top" draw:auto-grow-height="false" draw:fit-to-size="shrink-to-fit" fo:min-height="0pt" fo:min-width="0pt" fo:padding-top="3.6pt" fo:padding-bottom="3.6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line-height="90%" fo:text-align="center" style:punctuation-wrap="hanging" style:writing-mode="lr-tb"/>
      <style:text-properties fo:font-size="18pt" fo:hyphenate="false"/>
    </style:style>
    <style:style style:name="P3" style:family="paragraph">
      <style:paragraph-properties fo:margin-left="0pt" fo:margin-right="0pt" fo:margin-top="10.01pt" fo:margin-bottom="0pt" fo:line-height="90%" fo:text-align="center" fo:text-indent="0pt" style:punctuation-wrap="hanging" style:writing-mode="lr-tb">
        <style:tab-stops>
          <style:tab-stop style:position="0pt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mbria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lors</text:p>
          </table:table-cell>
          <table:table-cell>
            <draw:frame table:end-cell-address="Sheet1.R35" table:end-x="37.73pt" table:end-y="10.63pt" draw:z-index="2" draw:name="Grafico 6" draw:style-name="gr1" draw:text-style-name="P1" svg:width="736.72pt" svg:height="520.61pt" svg:x="9.75pt" svg:y="0pt">
              <loext:p draw:notify-on-update-of-ranges="Sheet1.A2:Sheet1.A6 Sheet1.B2:Sheet1.B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llow - The color of sun and honey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- The color of night and coffee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 - The color of grass and hope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 - The color of rose and pass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 - The color of milk and purity</text:p>
          </table:table-cell>
          <table:table-cell office:value-type="float" office:value="50" calcext:value-type="float">
            <text:p>50</text:p>
            <draw:custom-shape table:end-cell-address="Sheet1.Q19" table:end-x="2.41pt" table:end-y="1.22pt" draw:z-index="0" draw:name="Titolo 1" draw:style-name="gr2" draw:text-style-name="P1" svg:width="708.72pt" svg:height="187.99pt" svg:x="2.44pt" svg:y="8.25pt">
              <text:p text:style-name="P2"><text:span text:style-name="T1">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>
            <draw:custom-shape table:end-cell-address="Sheet1.Q28" table:end-x="2.41pt" table:end-y="3.86pt" draw:z-index="1" draw:name="Sottotitolo 2" draw:style-name="gr3" draw:text-style-name="P1" svg:width="708.72pt" svg:height="130.34pt" svg:x="2.44pt" svg:y="8.5pt">
              <text:p text:style-name="P3"><text:span text:style-name="T2">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la1" table:target-range-address="Sheet1.A1:Sheet1.B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Noto 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digits="1" number:min-integer-digits="1" number:min-exponent-digits="1" loext:exponent-interval="3" loext:exponent-sign="true"/>
    </number:number-style>
    <number:currency-style style:name="N10121P0" style:volatile="true" number:language="en" number:country="US">
      <number:currency-symbol/>
      <number:number number:decimal-places="0" loext:min-decimal-digit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digit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digit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digit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digit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digit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digit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digit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digit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digit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digit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digit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digit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digit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digit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digit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digit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digit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digit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digit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digit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digit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Noto Sans" fo:font-family="Noto Sans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ar</meta:initial-creator>
    <meta:creation-date>2015-05-27T19:06:05</meta:creation-date>
    <dc:date>2015-06-15T21:24:15.749334504</dc:date>
    <meta:generator>LibreOfficeDev/5.1.0.0.alpha1$Linux_X86_64 LibreOffice_project/9e06b99129a4eda16e254dfb25a42d440763af06</meta:generator>
    <meta:editing-duration>PT2M36S</meta:editing-duration>
    <meta:editing-cycles>1</meta:editing-cycles>
    <meta:document-statistic meta:table-count="1" meta:cell-count="12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ngle-offset="45" chart:treat-empty-cells="leave-gap" chart:data-label-number="value-and-percentage" chart:data-label-text="tru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Noto Sans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Noto Sans" fo:font-size="10pt" style:font-size-asian="10pt" style:font-size-complex="10pt"/>
    </style:style>
    <style:style style:name="ch5" style:family="chart" style:data-style-name="N0">
      <style:chart-properties loext:label-stroke-color="#bfbfbf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svg:stroke-color="#bfbfbf" svg:stroke-opacity="93%" draw:fill-color="#4f81bd" fo:wrap-option="wrap"/>
      <style:text-properties fo:color="#595959" style:text-position="0% 100%" fo:font-family="Noto Sans" fo:font-size="11.9700002670288pt" style:font-size-asian="11.9700002670288pt" style:font-size-complex="11.9700002670288pt"/>
    </style:style>
    <style:style style:name="ch6" style:family="chart">
      <style:chart-properties chart:solid-type="cuboid"/>
      <style:graphic-properties svg:stroke-width="0.053cm" draw:fill-color="#4f81bd"/>
    </style:style>
    <style:style style:name="ch7" style:family="chart">
      <style:chart-properties chart:solid-type="cuboid"/>
      <style:graphic-properties svg:stroke-width="0.053cm" draw:fill-color="#c0504d"/>
    </style:style>
    <style:style style:name="ch8" style:family="chart">
      <style:chart-properties chart:solid-type="cuboid"/>
      <style:graphic-properties svg:stroke-width="0.053cm" draw:fill-color="#9bbb59"/>
    </style:style>
    <style:style style:name="ch9" style:family="chart">
      <style:chart-properties chart:solid-type="cuboid"/>
      <style:graphic-properties svg:stroke-width="0.053cm" draw:fill-color="#8064a2"/>
    </style:style>
    <style:style style:name="ch10" style:family="chart">
      <style:chart-properties chart:solid-type="cuboid"/>
      <style:graphic-properties svg:stroke-width="0.053cm" draw:fill-color="#4bacc6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991cm" svg:height="18.367cm" xlink:href=".." xlink:type="simple" chart:class="chart:circle" chart:style-name="ch1">
        <chart:plot-area chart:style-name="ch2" table:cell-range-address="Sheet1.A2:Sheet1.B6" chart:data-source-has-labels="column" svg:x="4.409cm" svg:y="2.344cm" svg:width="16.676cm" svg:height="12.078cm">
          <chartooo:coordinate-region svg:x="8.034cm" svg:y="3.821cm" svg:width="9.575cm" svg:height="9.721cm"/>
          <chart:axis chart:dimension="x" chart:name="primary-x" chart:style-name="ch3" chartooo:axis-type="text">
            <chart:categories table:cell-range-address="Sheet1.A2:Sheet1.A6"/>
          </chart:axis>
          <chart:axis chart:dimension="y" chart:name="primary-y" chart:style-name="ch4"/>
          <chart:series chart:style-name="ch5" chart:values-cell-range-address="Sheet1.B2:Sheet1.B6" chart:class="chart:circle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ellow - The color of sun and honey</text:p>
                <draw:g>
                  <svg:desc>Sheet1.A2:Sheet1.A6</svg:desc>
                </draw:g>
              </table:table-cell>
              <table:table-cell office:value-type="float" office:value="120">
                <text:p>12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Black - The color of night and coffe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reen - The color of grass and hop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d - The color of rose and passio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hite - The color of milk and purity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0.alpha1$Linux_X86_64 LibreOffice_project/9e06b99129a4eda16e254dfb25a42d440763af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